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5102in" fo:margin-right="0.3957in" fo:text-indent="0in" style:auto-text-indent="false" style:page-number="auto"/>
    </style:style>
    <style:style style:name="P2" style:family="paragraph" style:parent-style-name="Standard">
      <style:paragraph-properties fo:margin-left="0.5102in" fo:margin-right="0.3957in" fo:text-indent="0in" style:auto-text-indent="false"/>
      <style:text-properties style:font-name="Times new roman" fo:font-size="18pt" officeooo:rsid="00079f02" officeooo:paragraph-rsid="00079f02" style:font-size-asian="15.75pt" style:font-size-complex="18pt"/>
    </style:style>
    <style:style style:name="P3" style:family="paragraph" style:parent-style-name="Standard">
      <style:paragraph-properties fo:margin-left="0.5102in" fo:margin-right="0.3957in" fo:text-indent="0in" style:auto-text-indent="false">
        <style:tab-stops>
          <style:tab-stop style:position="0.7811in"/>
        </style:tab-stops>
      </style:paragraph-properties>
      <style:text-properties style:font-name="Times new roman" fo:font-size="12pt" fo:font-weight="bold" officeooo:rsid="00079f02" officeooo:paragraph-rsid="00079f0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.5102in" fo:margin-right="0.3957in" fo:text-indent="0in" style:auto-text-indent="false">
        <style:tab-stops>
          <style:tab-stop style:position="0.7811in"/>
        </style:tab-stops>
      </style:paragraph-properties>
      <style:text-properties style:font-name="Times new roman" fo:font-size="12pt" fo:font-weight="bold" officeooo:rsid="0008555a" officeooo:paragraph-rsid="0008555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.5102in" fo:margin-right="0.3957in" fo:text-indent="0in" style:auto-text-indent="false">
        <style:tab-stops>
          <style:tab-stop style:position="0.7811in"/>
        </style:tab-stops>
      </style:paragraph-properties>
      <style:text-properties style:font-name="Times new roman" fo:font-size="12pt" officeooo:rsid="00079f02" officeooo:paragraph-rsid="00079f02" style:font-size-asian="10.5pt" style:font-size-complex="12pt"/>
    </style:style>
    <style:style style:name="P6" style:family="paragraph" style:parent-style-name="Standard">
      <style:paragraph-properties fo:margin-left="0.5102in" fo:margin-right="0.3957in" fo:text-indent="0in" style:auto-text-indent="false">
        <style:tab-stops>
          <style:tab-stop style:position="0.7811in"/>
        </style:tab-stops>
      </style:paragraph-properties>
      <style:text-properties style:font-name="Times new roman" fo:font-size="12pt" fo:font-weight="normal" officeooo:rsid="0008555a" officeooo:paragraph-rsid="0008555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.5102in" fo:margin-right="0.3957in" fo:text-indent="0in" style:auto-text-indent="false">
        <style:tab-stops>
          <style:tab-stop style:position="0.7811in"/>
        </style:tab-stops>
      </style:paragraph-properties>
      <style:text-properties style:font-name="Times new roman" fo:font-size="12pt" fo:font-weight="normal" officeooo:rsid="00079f02" officeooo:paragraph-rsid="00079f0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.5102in" fo:margin-right="0.3957in" fo:text-indent="0in" style:auto-text-indent="false">
        <style:tab-stops>
          <style:tab-stop style:position="0.7811in"/>
        </style:tab-stops>
      </style:paragraph-properties>
      <style:text-properties style:font-name="Times new roman" fo:font-size="12pt" fo:font-weight="normal" officeooo:rsid="000bc49d" officeooo:paragraph-rsid="000bc4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.5102in" fo:margin-right="0.3957in" fo:text-indent="0in" style:auto-text-indent="false">
        <style:tab-stops>
          <style:tab-stop style:position="0.7811in"/>
        </style:tab-stops>
      </style:paragraph-properties>
      <style:text-properties style:font-name="Times new roman" fo:font-size="12pt" fo:font-weight="normal" officeooo:rsid="0008555a" officeooo:paragraph-rsid="000bc4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.5102in" fo:margin-right="0.3957in" fo:text-indent="0in" style:auto-text-indent="false">
        <style:tab-stops>
          <style:tab-stop style:position="0.7811in"/>
        </style:tab-stops>
      </style:paragraph-properties>
      <style:text-properties style:font-name="Times new roman" fo:font-size="12pt" fo:font-weight="normal" officeooo:rsid="00094c4c" officeooo:paragraph-rsid="00094c4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5102in" fo:margin-right="0.3957in" fo:text-indent="0in" style:auto-text-indent="false">
        <style:tab-stops>
          <style:tab-stop style:position="0.7811in"/>
        </style:tab-stops>
      </style:paragraph-properties>
      <style:text-properties style:font-name="Times new roman" fo:font-size="12pt" fo:font-weight="normal" officeooo:rsid="00094c4c" officeooo:paragraph-rsid="000bc49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5102in" fo:margin-right="0.3957in" fo:text-indent="0in" style:auto-text-indent="false">
        <style:tab-stops>
          <style:tab-stop style:position="0.7811in"/>
        </style:tab-stops>
      </style:paragraph-properties>
      <style:text-properties style:font-name="Times new roman" fo:font-size="12pt" fo:font-weight="bold" officeooo:rsid="000bc49d" officeooo:paragraph-rsid="000bc49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.5102in" fo:margin-right="0.3957in" fo:text-indent="0in" style:auto-text-indent="false"/>
      <style:text-properties style:font-name="Times new roman" fo:font-size="28pt" officeooo:rsid="00079f02" officeooo:paragraph-rsid="00079f02" style:font-size-asian="28pt" style:font-size-complex="28pt"/>
    </style:style>
    <style:style style:name="P1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25ce" style:font-weight-asian="normal" style:font-weight-complex="normal"/>
    </style:style>
    <style:style style:name="T3" style:family="text">
      <style:text-properties fo:font-weight="normal" officeooo:rsid="000bc49d" style:font-weight-asian="normal" style:font-weight-complex="normal"/>
    </style:style>
    <style:style style:name="T4" style:family="text">
      <style:text-properties fo:font-weight="normal" officeooo:rsid="000eb248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c49d"/>
    </style:style>
    <style:style style:name="T7" style:family="text">
      <style:text-properties officeooo:rsid="0008555a"/>
    </style:style>
    <style:style style:name="T8" style:family="text">
      <style:text-properties officeooo:rsid="000eb248"/>
    </style: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>Memorandum</text:p>
      <text:p text:style-name="P2"/>
      <text:p text:style-name="P2"/>
      <text:p text:style-name="P3">To:<text:tab/><text:span text:style-name="T3">All Faculty and Staff</text:span><text:span text:style-name="T1"> </text:span></text:p>
      <text:p text:style-name="P3"><text:tab/><text:tab/></text:p>
      <text:p text:style-name="P5"><text:span text:style-name="T5">From:<text:tab/></text:span><text:span text:style-name="T3">Information Systems Department</text:span><text:span text:style-name="T1">, Team <text:s text:c="5"/>Captain</text:span></text:p>
      <text:p text:style-name="P3"/>
      <text:p text:style-name="P5"><text:span text:style-name="T5">Date:<text:tab/></text:span><text:span text:style-name="T1">February 14, 2014</text:span></text:p>
      <text:p text:style-name="P7"/>
      <text:p text:style-name="P5"><text:span text:style-name="T5">Re: <text:tab/></text:span><text:span text:style-name="T1">Scheduled Maintenance, </text:span><text:span text:style-name="T2">Possible Brief Downtime</text:span><text:span text:style-name="T1"> Fri. 14, 1 pm – </text:span><text:span text:style-name="T4">3</text:span><text:span text:style-name="T1"> pm </text:span></text:p>
      <text:p text:style-name="P7"/>
      <text:p text:style-name="P7"><draw:line text:anchor-type="paragraph" draw:z-index="0" draw:style-name="gr1" draw:text-style-name="P14" svg:x1="0.5252in" svg:y1="0.1445in" svg:x2="6.5252in" svg:y2="0.1445in"><text:p/></draw:line></text:p>
      <text:p text:style-name="P7"/>
      <text:p text:style-name="P6">This memo serves as a notification that network systems will be undergoing scheduled maintenance on Friday 14, between 1 pm and <text:span text:style-name="T8">3</text:span> pm. Brief service interruptions may occur. </text:p>
      <text:p text:style-name="P6"/>
      <text:p text:style-name="P4">Situation</text:p>
      <text:p text:style-name="P8">EnV Research is currently engaging in network security and stability upgrades. This process requires certain systems to be restarted. <text:span text:style-name="T7">These reboots may cause brief periods of latency or unavailability. </text:span></text:p>
      <text:p text:style-name="P9"/>
      <text:p text:style-name="P4">Expectations</text:p>
      <text:p text:style-name="P10">The time period between 1 pm and <text:span text:style-name="T8">3</text:span> pm may contain service interruptions. These interruptions may not be significantly noticeable, but may also range to a duration of several minutes. </text:p>
      <text:p text:style-name="P10"/>
      <text:p text:style-name="P12">Issue Resolution</text:p>
      <text:p text:style-name="P8">If you encounter difficulties accessing the network or performing normal operations, please first notify your supervisor, then notify the Information Systems department if the issue is not fixed. </text:p>
      <text:p text:style-name="P6"/>
      <text:p text:style-name="P11">Thank you for your understanding. <text:span text:style-name="T6">If you wish to voice any concerns during this process, your department head will offer assistanc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</meta:initial-creator>
    <meta:creation-date>2014-03-12T15:26:14.589951162</meta:creation-date>
    <dc:date>2014-03-12T21:14:18.561238294</dc:date>
    <dc:creator>Dan </dc:creator>
    <meta:editing-duration>PT6M36S</meta:editing-duration>
    <meta:editing-cycles>3</meta:editing-cycles>
    <meta:generator>LibreOffice/4.1.3.2$Linux_x86 LibreOffice_project/410m0$Build-2</meta:generator>
    <meta:document-statistic meta:table-count="0" meta:image-count="0" meta:object-count="0" meta:page-count="1" meta:paragraph-count="14" meta:word-count="168" meta:character-count="1113" meta:non-whitespace-character-count="942"/>
  </office:meta>
</office:document-meta>
</file>